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85mm"/>
    </style:style>
    <style:style style:name="co2" style:family="table-column">
      <style:table-column-properties fo:break-before="auto" style:column-width="38.7mm"/>
    </style:style>
    <style:style style:name="co3" style:family="table-column">
      <style:table-column-properties fo:break-before="auto" style:column-width="132.2mm"/>
    </style:style>
    <style:style style:name="co4" style:family="table-column">
      <style:table-column-properties fo:break-before="auto" style:column-width="46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URL</text:p>
          </table:table-cell>
          <table:table-cell/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Co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3/03/25/geeks_guide_jodrell_bank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Reg man goes time travelling at iconic observatory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3.242000,-2.307150</text:p>
          </table:table-cell>
          <table:table-cell office:value-type="string" calcext:value-type="string">
            <text:p>],</text:p>
          </table:table-cell>
          <table:table-cell table:formula="of:=[.A2]&amp;[.B2]&amp;[.C2]&amp;[.D2]&amp;[.E2]&amp;[.F2]&amp;[.G2]" office:value-type="string" office:string-value="[&quot;&lt;a href=\&quot;https://www.theregister.co.uk/2013/03/25/geeks_guide_jodrell_bank/\&quot;&gt;Reg man goes time travelling at iconic observatory&lt;/a&gt;&quot;,53.242000,-2.307150]," calcext:value-type="string">
            <text:p>["&lt;a href=\"https://www.theregister.co.uk/2013/03/25/geeks_guide_jodrell_bank/\"&gt;Reg man goes time travelling at iconic observatory&lt;/a&gt;",53.242000,-2.307150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3/03/26/geeks_guide_adastral_park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Inside Adastral: BT's Belgium-sized broadband boffinry base</text:p>
          </table:table-cell>
          <table:table-cell office:value-type="string" calcext:value-type="string">
            <text:p>&lt;/a&gt;",</text:p>
          </table:table-cell>
          <table:table-cell table:style-name="ce1" office:value-type="string" calcext:value-type="string">
            <text:p>52.058032,1.279500</text:p>
          </table:table-cell>
          <table:table-cell office:value-type="string" calcext:value-type="string">
            <text:p>],</text:p>
          </table:table-cell>
          <table:table-cell table:formula="of:=[.A3]&amp;[.B3]&amp;[.C3]&amp;[.D3]&amp;[.E3]&amp;[.F3]&amp;[.G3]" office:value-type="string" office:string-value="[&quot;&lt;a href=\&quot;https://www.theregister.co.uk/2013/03/26/geeks_guide_adastral_park/\&quot;&gt;Inside Adastral: BT's Belgium-sized broadband boffinry base&lt;/a&gt;&quot;,52.058032,1.279500]," calcext:value-type="string">
            <text:p>["&lt;a href=\"https://www.theregister.co.uk/2013/03/26/geeks_guide_adastral_park/\"&gt;Inside Adastral: BT's Belgium-sized broadband boffinry base&lt;/a&gt;",52.058032,1.279500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3/03/27/geeks_guide_leo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Blighty's revolutionary Cold War teashop computer - and Nigella Lawson</text:p>
          </table:table-cell>
          <table:table-cell office:value-type="string" calcext:value-type="string">
            <text:p>&lt;/a&gt;",</text:p>
          </table:table-cell>
          <table:table-cell table:style-name="ce1" office:value-type="string" calcext:value-type="string">
            <text:p>51.494784,-0.212688 </text:p>
          </table:table-cell>
          <table:table-cell office:value-type="string" calcext:value-type="string">
            <text:p>],</text:p>
          </table:table-cell>
          <table:table-cell table:formula="of:=[.A4]&amp;[.B4]&amp;[.C4]&amp;[.D4]&amp;[.E4]&amp;[.F4]&amp;[.G4]" office:value-type="string" office:string-value="[&quot;&lt;a href=\&quot;https://www.theregister.co.uk/2013/03/27/geeks_guide_leo/\&quot;&gt;Blighty's revolutionary Cold War teashop computer - and Nigella Lawson&lt;/a&gt;&quot;,51.494784,-0.212688 ]," calcext:value-type="string">
            <text:p>["&lt;a href=\"https://www.theregister.co.uk/2013/03/27/geeks_guide_leo/\"&gt;Blighty's revolutionary Cold War teashop computer - and Nigella Lawson&lt;/a&gt;",51.494784,-0.212688 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3/03/28/geeks_guide_raf_air_defense_radar_museum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Reg man bested in geek-to-geek combat - in World War 3 nerve centre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2.713198,1.471649</text:p>
          </table:table-cell>
          <table:table-cell office:value-type="string" calcext:value-type="string">
            <text:p>],</text:p>
          </table:table-cell>
          <table:table-cell table:formula="of:=[.A5]&amp;[.B5]&amp;[.C5]&amp;[.D5]&amp;[.E5]&amp;[.F5]&amp;[.G5]" office:value-type="string" office:string-value="[&quot;&lt;a href=\&quot;https://www.theregister.co.uk/2013/03/28/geeks_guide_raf_air_defense_radar_museum/\&quot;&gt;Reg man bested in geek-to-geek combat - in World War 3 nerve centre&lt;/a&gt;&quot;,52.713198,1.471649]," calcext:value-type="string">
            <text:p>["&lt;a href=\"https://www.theregister.co.uk/2013/03/28/geeks_guide_raf_air_defense_radar_museum/\"&gt;Reg man bested in geek-to-geek combat - in World War 3 nerve centre&lt;/a&gt;",52.713198,1.471649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3/05/21/geeks_guide_bt_tower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BT Tower is just a relic? Wrong: It relays 18,000hrs of telly daily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1.521500,-0.138900</text:p>
          </table:table-cell>
          <table:table-cell office:value-type="string" calcext:value-type="string">
            <text:p>],</text:p>
          </table:table-cell>
          <table:table-cell table:formula="of:=[.A6]&amp;[.B6]&amp;[.C6]&amp;[.D6]&amp;[.E6]&amp;[.F6]&amp;[.G6]" office:value-type="string" office:string-value="[&quot;&lt;a href=\&quot;https://www.theregister.co.uk/2013/05/21/geeks_guide_bt_tower/\&quot;&gt;BT Tower is just a relic? Wrong: It relays 18,000hrs of telly daily&lt;/a&gt;&quot;,51.521500,-0.138900]," calcext:value-type="string">
            <text:p>["&lt;a href=\"https://www.theregister.co.uk/2013/05/21/geeks_guide_bt_tower/\"&gt;BT Tower is just a relic? Wrong: It relays 18,000hrs of telly daily&lt;/a&gt;",51.521500,-0.138900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3/05/22/geeks_guide_kelvedon_hatch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The bunker at the end of the world - in Essex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1.672700,0.264200</text:p>
          </table:table-cell>
          <table:table-cell office:value-type="string" calcext:value-type="string">
            <text:p>],</text:p>
          </table:table-cell>
          <table:table-cell table:formula="of:=[.A7]&amp;[.B7]&amp;[.C7]&amp;[.D7]&amp;[.E7]&amp;[.F7]&amp;[.G7]" office:value-type="string" office:string-value="[&quot;&lt;a href=\&quot;https://www.theregister.co.uk/2013/05/22/geeks_guide_kelvedon_hatch/\&quot;&gt;The bunker at the end of the world - in Essex&lt;/a&gt;&quot;,51.672700,0.264200]," calcext:value-type="string">
            <text:p>["&lt;a href=\"https://www.theregister.co.uk/2013/05/22/geeks_guide_kelvedon_hatch/\"&gt;The bunker at the end of the world - in Essex&lt;/a&gt;",51.672700,0.264200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3/05/24/geeks_guide_gchq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INSIDE GCHQ: Welcome to Cheltenham's cottage industry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1.898835,-2.120497</text:p>
          </table:table-cell>
          <table:table-cell office:value-type="string" calcext:value-type="string">
            <text:p>],</text:p>
          </table:table-cell>
          <table:table-cell table:formula="of:=[.A8]&amp;[.B8]&amp;[.C8]&amp;[.D8]&amp;[.E8]&amp;[.F8]&amp;[.G8]" office:value-type="string" office:string-value="[&quot;&lt;a href=\&quot;https://www.theregister.co.uk/2013/05/24/geeks_guide_gchq/\&quot;&gt;INSIDE GCHQ: Welcome to Cheltenham's cottage industry&lt;/a&gt;&quot;,51.898835,-2.120497]," calcext:value-type="string">
            <text:p>["&lt;a href=\"https://www.theregister.co.uk/2013/05/24/geeks_guide_gchq/\"&gt;INSIDE GCHQ: Welcome to Cheltenham's cottage industry&lt;/a&gt;",51.898835,-2.120497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3/06/29/geeks_guide_tnmoc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Rise of the machines, south of Milton Keynes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1.998794,-0.743705</text:p>
          </table:table-cell>
          <table:table-cell office:value-type="string" calcext:value-type="string">
            <text:p>],</text:p>
          </table:table-cell>
          <table:table-cell table:formula="of:=[.A9]&amp;[.B9]&amp;[.C9]&amp;[.D9]&amp;[.E9]&amp;[.F9]&amp;[.G9]" office:value-type="string" office:string-value="[&quot;&lt;a href=\&quot;https://www.theregister.co.uk/2013/06/29/geeks_guide_tnmoc/\&quot;&gt;Rise of the machines, south of Milton Keynes&lt;/a&gt;&quot;,51.998794,-0.743705]," calcext:value-type="string">
            <text:p>["&lt;a href=\"https://www.theregister.co.uk/2013/06/29/geeks_guide_tnmoc/\"&gt;Rise of the machines, south of Milton Keynes&lt;/a&gt;",51.998794,-0.743705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3/07/04/geeks_guide_national_lift_tower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Love in an elevator.... testing mast: The National Lift Tower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2.238627,-0.922070</text:p>
          </table:table-cell>
          <table:table-cell office:value-type="string" calcext:value-type="string">
            <text:p>],</text:p>
          </table:table-cell>
          <table:table-cell table:formula="of:=[.A10]&amp;[.B10]&amp;[.C10]&amp;[.D10]&amp;[.E10]&amp;[.F10]&amp;[.G10]" office:value-type="string" office:string-value="[&quot;&lt;a href=\&quot;https://www.theregister.co.uk/2013/07/04/geeks_guide_national_lift_tower/\&quot;&gt;Love in an elevator.... testing mast: The National Lift Tower&lt;/a&gt;&quot;,52.238627,-0.922070]," calcext:value-type="string">
            <text:p>["&lt;a href=\"https://www.theregister.co.uk/2013/07/04/geeks_guide_national_lift_tower/\"&gt;Love in an elevator.... testing mast: The National Lift Tower&lt;/a&gt;",52.238627,-0.922070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3/07/05/geeks_guide_hanslope_park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Hanslope Park: Home of Britain’s ‘real-life Q division’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2.106228,-0.809405</text:p>
          </table:table-cell>
          <table:table-cell office:value-type="string" calcext:value-type="string">
            <text:p>],</text:p>
          </table:table-cell>
          <table:table-cell table:formula="of:=[.A11]&amp;[.B11]&amp;[.C11]&amp;[.D11]&amp;[.E11]&amp;[.F11]&amp;[.G11]" office:value-type="string" office:string-value="[&quot;&lt;a href=\&quot;https://www.theregister.co.uk/2013/07/05/geeks_guide_hanslope_park/\&quot;&gt;Hanslope Park: Home of Britain’s ‘real-life Q division’&lt;/a&gt;&quot;,52.106228,-0.809405]," calcext:value-type="string">
            <text:p>["&lt;a href=\"https://www.theregister.co.uk/2013/07/05/geeks_guide_hanslope_park/\"&gt;Hanslope Park: Home of Britain’s ‘real-life Q division’&lt;/a&gt;",52.106228,-0.809405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3/07/23/reg_man_delves_deep_to_find_the_power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Boffins, Tunnel Tigers and Scotland's world-first power mountain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6.395284,-5.11591</text:p>
          </table:table-cell>
          <table:table-cell office:value-type="string" calcext:value-type="string">
            <text:p>],</text:p>
          </table:table-cell>
          <table:table-cell table:formula="of:=[.A12]&amp;[.B12]&amp;[.C12]&amp;[.D12]&amp;[.E12]&amp;[.F12]&amp;[.G12]" office:value-type="string" office:string-value="[&quot;&lt;a href=\&quot;https://www.theregister.co.uk/2013/07/23/reg_man_delves_deep_to_find_the_power/\&quot;&gt;Boffins, Tunnel Tigers and Scotland's world-first power mountain&lt;/a&gt;&quot;,56.395284,-5.11591]," calcext:value-type="string">
            <text:p>["&lt;a href=\"https://www.theregister.co.uk/2013/07/23/reg_man_delves_deep_to_find_the_power/\"&gt;Boffins, Tunnel Tigers and Scotland's world-first power mountain&lt;/a&gt;",56.395284,-5.11591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3/08/27/bargelifting_wheel_proves_canals_are_far_from_dead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Meet the world's one-of-a-kind ENORMO barge-bowling bridge of Falkirk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6.000522,-3.841559</text:p>
          </table:table-cell>
          <table:table-cell office:value-type="string" calcext:value-type="string">
            <text:p>],</text:p>
          </table:table-cell>
          <table:table-cell table:formula="of:=[.A13]&amp;[.B13]&amp;[.C13]&amp;[.D13]&amp;[.E13]&amp;[.F13]&amp;[.G13]" office:value-type="string" office:string-value="[&quot;&lt;a href=\&quot;https://www.theregister.co.uk/2013/08/27/bargelifting_wheel_proves_canals_are_far_from_dead/\&quot;&gt;Meet the world's one-of-a-kind ENORMO barge-bowling bridge of Falkirk&lt;/a&gt;&quot;,56.000522,-3.841559]," calcext:value-type="string">
            <text:p>["&lt;a href=\"https://www.theregister.co.uk/2013/08/27/bargelifting_wheel_proves_canals_are_far_from_dead/\"&gt;Meet the world's one-of-a-kind ENORMO barge-bowling bridge of Falkirk&lt;/a&gt;",56.000522,-3.841559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3/09/20/geeks_guide_bletchley_self_guided_tour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Bletchley rebooted: The crypto factory time remembered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1.997367,-0.742911</text:p>
          </table:table-cell>
          <table:table-cell office:value-type="string" calcext:value-type="string">
            <text:p>],</text:p>
          </table:table-cell>
          <table:table-cell table:formula="of:=[.A14]&amp;[.B14]&amp;[.C14]&amp;[.D14]&amp;[.E14]&amp;[.F14]&amp;[.G14]" office:value-type="string" office:string-value="[&quot;&lt;a href=\&quot;https://www.theregister.co.uk/2013/09/20/geeks_guide_bletchley_self_guided_tour/\&quot;&gt;Bletchley rebooted: The crypto factory time remembered&lt;/a&gt;&quot;,51.997367,-0.742911]," calcext:value-type="string">
            <text:p>["&lt;a href=\"https://www.theregister.co.uk/2013/09/20/geeks_guide_bletchley_self_guided_tour/\"&gt;Bletchley rebooted: The crypto factory time remembered&lt;/a&gt;",51.997367,-0.742911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3/10/14/reg_man_talks_transatlantic_with_tat1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TAT-1: Call the cable guy, all I see is a beautiful beach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6.415816,-5.4759517</text:p>
          </table:table-cell>
          <table:table-cell office:value-type="string" calcext:value-type="string">
            <text:p>],</text:p>
          </table:table-cell>
          <table:table-cell table:formula="of:=[.A15]&amp;[.B15]&amp;[.C15]&amp;[.D15]&amp;[.E15]&amp;[.F15]&amp;[.G15]" office:value-type="string" office:string-value="[&quot;&lt;a href=\&quot;https://www.theregister.co.uk/2013/10/14/reg_man_talks_transatlantic_with_tat1/\&quot;&gt;TAT-1: Call the cable guy, all I see is a beautiful beach&lt;/a&gt;&quot;,56.415816,-5.4759517]," calcext:value-type="string">
            <text:p>["&lt;a href=\"https://www.theregister.co.uk/2013/10/14/reg_man_talks_transatlantic_with_tat1/\"&gt;TAT-1: Call the cable guy, all I see is a beautiful beach&lt;/a&gt;",56.415816,-5.4759517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3/12/11/feature_geeks_guide_uk_national_archive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How the UK's national memory lives in a ROBOT in Kew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1.4815172,-0.282426</text:p>
          </table:table-cell>
          <table:table-cell office:value-type="string" calcext:value-type="string">
            <text:p>],</text:p>
          </table:table-cell>
          <table:table-cell table:formula="of:=[.A16]&amp;[.B16]&amp;[.C16]&amp;[.D16]&amp;[.E16]&amp;[.F16]&amp;[.G16]" office:value-type="string" office:string-value="[&quot;&lt;a href=\&quot;https://www.theregister.co.uk/2013/12/11/feature_geeks_guide_uk_national_archive/\&quot;&gt;How the UK's national memory lives in a ROBOT in Kew&lt;/a&gt;&quot;,51.4815172,-0.282426]," calcext:value-type="string">
            <text:p>["&lt;a href=\"https://www.theregister.co.uk/2013/12/11/feature_geeks_guide_uk_national_archive/\"&gt;How the UK's national memory lives in a ROBOT in Kew&lt;/a&gt;",51.4815172,-0.282426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3/12/20/feature_geeks_guide_de_havilland_aircraft_heritage_museum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Mosquitoes, Comets and Vampires: The de Havilland Museum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1.710943,-0.270534</text:p>
          </table:table-cell>
          <table:table-cell office:value-type="string" calcext:value-type="string">
            <text:p>],</text:p>
          </table:table-cell>
          <table:table-cell table:formula="of:=[.A17]&amp;[.B17]&amp;[.C17]&amp;[.D17]&amp;[.E17]&amp;[.F17]&amp;[.G17]" office:value-type="string" office:string-value="[&quot;&lt;a href=\&quot;https://www.theregister.co.uk/2013/12/20/feature_geeks_guide_de_havilland_aircraft_heritage_museum/\&quot;&gt;Mosquitoes, Comets and Vampires: The de Havilland Museum&lt;/a&gt;&quot;,51.710943,-0.270534]," calcext:value-type="string">
            <text:p>["&lt;a href=\"https://www.theregister.co.uk/2013/12/20/feature_geeks_guide_de_havilland_aircraft_heritage_museum/\"&gt;Mosquitoes, Comets and Vampires: The de Havilland Museum&lt;/a&gt;",51.710943,-0.270534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4/04/10/geeks_guide_visits_ibm_hursley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IBM Hursley Park: Where Big Blue buries the past, polishes family jewels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1.0268375,-1.3986139</text:p>
          </table:table-cell>
          <table:table-cell office:value-type="string" calcext:value-type="string">
            <text:p>],</text:p>
          </table:table-cell>
          <table:table-cell table:formula="of:=[.A18]&amp;[.B18]&amp;[.C18]&amp;[.D18]&amp;[.E18]&amp;[.F18]&amp;[.G18]" office:value-type="string" office:string-value="[&quot;&lt;a href=\&quot;https://www.theregister.co.uk/2014/04/10/geeks_guide_visits_ibm_hursley/\&quot;&gt;IBM Hursley Park: Where Big Blue buries the past, polishes family jewels&lt;/a&gt;&quot;,51.0268375,-1.3986139]," calcext:value-type="string">
            <text:p>["&lt;a href=\"https://www.theregister.co.uk/2014/04/10/geeks_guide_visits_ibm_hursley/\"&gt;IBM Hursley Park: Where Big Blue buries the past, polishes family jewels&lt;/a&gt;",51.0268375,-1.3986139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4/06/12/geeks_guide_npl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Measure for measure: We visit the most applied-physicist-rich building in the UK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1.427120,-0.344186</text:p>
          </table:table-cell>
          <table:table-cell office:value-type="string" calcext:value-type="string">
            <text:p>],</text:p>
          </table:table-cell>
          <table:table-cell table:formula="of:=[.A19]&amp;[.B19]&amp;[.C19]&amp;[.D19]&amp;[.E19]&amp;[.F19]&amp;[.G19]" office:value-type="string" office:string-value="[&quot;&lt;a href=\&quot;https://www.theregister.co.uk/2014/06/12/geeks_guide_npl/\&quot;&gt;Measure for measure: We visit the most applied-physicist-rich building in the UK&lt;/a&gt;&quot;,51.427120,-0.344186]," calcext:value-type="string">
            <text:p>["&lt;a href=\"https://www.theregister.co.uk/2014/06/12/geeks_guide_npl/\"&gt;Measure for measure: We visit the most applied-physicist-rich building in the UK&lt;/a&gt;",51.427120,-0.344186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4/10/24/geeks_guide_sopwith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Kingston's aviation empire: From industry firsts to Airfix heroes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1.413165,-0.299371</text:p>
          </table:table-cell>
          <table:table-cell office:value-type="string" calcext:value-type="string">
            <text:p>],</text:p>
          </table:table-cell>
          <table:table-cell table:formula="of:=[.A20]&amp;[.B20]&amp;[.C20]&amp;[.D20]&amp;[.E20]&amp;[.F20]&amp;[.G20]" office:value-type="string" office:string-value="[&quot;&lt;a href=\&quot;https://www.theregister.co.uk/2014/10/24/geeks_guide_sopwith/\&quot;&gt;Kingston's aviation empire: From industry firsts to Airfix heroes&lt;/a&gt;&quot;,51.413165,-0.299371]," calcext:value-type="string">
            <text:p>["&lt;a href=\"https://www.theregister.co.uk/2014/10/24/geeks_guide_sopwith/\"&gt;Kingston's aviation empire: From industry firsts to Airfix heroes&lt;/a&gt;",51.413165,-0.299371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4/11/25/geeks_guide_goonhilly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Suffering satellites! Goonhilly's ARTHUR REBORN for SPAAAACE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0.030000,-5.170000</text:p>
          </table:table-cell>
          <table:table-cell office:value-type="string" calcext:value-type="string">
            <text:p>],</text:p>
          </table:table-cell>
          <table:table-cell table:formula="of:=[.A21]&amp;[.B21]&amp;[.C21]&amp;[.D21]&amp;[.E21]&amp;[.F21]&amp;[.G21]" office:value-type="string" office:string-value="[&quot;&lt;a href=\&quot;https://www.theregister.co.uk/2014/11/25/geeks_guide_goonhilly/\&quot;&gt;Suffering satellites! Goonhilly's ARTHUR REBORN for SPAAAACE&lt;/a&gt;&quot;,50.030000,-5.170000]," calcext:value-type="string">
            <text:p>["&lt;a href=\"https://www.theregister.co.uk/2014/11/25/geeks_guide_goonhilly/\"&gt;Suffering satellites! Goonhilly's ARTHUR REBORN for SPAAAACE&lt;/a&gt;",50.030000,-5.170000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5/02/23/geeks_guide_maroni_and_the_lizard_uk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Marconi: The West of England's very own Italian wireless pioneer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49.963771,-5.218774</text:p>
          </table:table-cell>
          <table:table-cell office:value-type="string" calcext:value-type="string">
            <text:p>],</text:p>
          </table:table-cell>
          <table:table-cell table:formula="of:=[.A22]&amp;[.B22]&amp;[.C22]&amp;[.D22]&amp;[.E22]&amp;[.F22]&amp;[.G22]" office:value-type="string" office:string-value="[&quot;&lt;a href=\&quot;https://www.theregister.co.uk/2015/02/23/geeks_guide_maroni_and_the_lizard_uk/\&quot;&gt;Marconi: The West of England's very own Italian wireless pioneer&lt;/a&gt;&quot;,49.963771,-5.218774]," calcext:value-type="string">
            <text:p>["&lt;a href=\"https://www.theregister.co.uk/2015/02/23/geeks_guide_maroni_and_the_lizard_uk/\"&gt;Marconi: The West of England's very own Italian wireless pioneer&lt;/a&gt;",49.963771,-5.218774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5/04/06/geeks_guide_james_clerk_maxwell_house_scotland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Saturn's rings, radio waves ... poetry? At home with Scotland's Mr Physic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5.955279,-3.205601</text:p>
          </table:table-cell>
          <table:table-cell office:value-type="string" calcext:value-type="string">
            <text:p>],</text:p>
          </table:table-cell>
          <table:table-cell table:formula="of:=[.A23]&amp;[.B23]&amp;[.C23]&amp;[.D23]&amp;[.E23]&amp;[.F23]&amp;[.G23]" office:value-type="string" office:string-value="[&quot;&lt;a href=\&quot;https://www.theregister.co.uk/2015/04/06/geeks_guide_james_clerk_maxwell_house_scotland/\&quot;&gt;Saturn's rings, radio waves ... poetry? At home with Scotland's Mr Physic&lt;/a&gt;&quot;,55.955279,-3.205601]," calcext:value-type="string">
            <text:p>["&lt;a href=\"https://www.theregister.co.uk/2015/04/06/geeks_guide_james_clerk_maxwell_house_scotland/\"&gt;Saturn's rings, radio waves ... poetry? At home with Scotland's Mr Physic&lt;/a&gt;",55.955279,-3.205601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5/05/04/geeks_guide_brunel_museum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Bridge, ship 'n' tunnel – the Brunels' hidden Thames trip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1.501581,-0.052950</text:p>
          </table:table-cell>
          <table:table-cell office:value-type="string" calcext:value-type="string">
            <text:p>],</text:p>
          </table:table-cell>
          <table:table-cell table:formula="of:=[.A24]&amp;[.B24]&amp;[.C24]&amp;[.D24]&amp;[.E24]&amp;[.F24]&amp;[.G24]" office:value-type="string" office:string-value="[&quot;&lt;a href=\&quot;https://www.theregister.co.uk/2015/05/04/geeks_guide_brunel_museum/\&quot;&gt;Bridge, ship 'n' tunnel – the Brunels' hidden Thames trip&lt;/a&gt;&quot;,51.501581,-0.052950]," calcext:value-type="string">
            <text:p>["&lt;a href=\"https://www.theregister.co.uk/2015/05/04/geeks_guide_brunel_museum/\"&gt;Bridge, ship 'n' tunnel – the Brunels' hidden Thames trip&lt;/a&gt;",51.501581,-0.052950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5/07/06/geeks_guide_spaceguard_center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Planet killer: Ex-army officer's Welsh space-rock mission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2.325000,-3.019000</text:p>
          </table:table-cell>
          <table:table-cell office:value-type="string" calcext:value-type="string">
            <text:p>],</text:p>
          </table:table-cell>
          <table:table-cell table:formula="of:=[.A25]&amp;[.B25]&amp;[.C25]&amp;[.D25]&amp;[.E25]&amp;[.F25]&amp;[.G25]" office:value-type="string" office:string-value="[&quot;&lt;a href=\&quot;https://www.theregister.co.uk/2015/07/06/geeks_guide_spaceguard_center/\&quot;&gt;Planet killer: Ex-army officer's Welsh space-rock mission&lt;/a&gt;&quot;,52.325000,-3.019000]," calcext:value-type="string">
            <text:p>["&lt;a href=\"https://www.theregister.co.uk/2015/07/06/geeks_guide_spaceguard_center/\"&gt;Planet killer: Ex-army officer's Welsh space-rock mission&lt;/a&gt;",52.325000,-3.019000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5/07/14/geeks_guide_thames_barrier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The Great Barrier Relief – Inside London's heavy metal and concrete defence act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1.494758,0.037236</text:p>
          </table:table-cell>
          <table:table-cell office:value-type="string" calcext:value-type="string">
            <text:p>],</text:p>
          </table:table-cell>
          <table:table-cell table:formula="of:=[.A26]&amp;[.B26]&amp;[.C26]&amp;[.D26]&amp;[.E26]&amp;[.F26]&amp;[.G26]" office:value-type="string" office:string-value="[&quot;&lt;a href=\&quot;https://www.theregister.co.uk/2015/07/14/geeks_guide_thames_barrier/\&quot;&gt;The Great Barrier Relief – Inside London's heavy metal and concrete defence act&lt;/a&gt;&quot;,51.494758,0.037236]," calcext:value-type="string">
            <text:p>["&lt;a href=\"https://www.theregister.co.uk/2015/07/14/geeks_guide_thames_barrier/\"&gt;The Great Barrier Relief – Inside London's heavy metal and concrete defence act&lt;/a&gt;",51.494758,0.037236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5/08/11/geeks_guide_new_lanark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Get thee behind me, Satanic mills! Robert Owen's Scottish legacy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5.662591,-3.780315</text:p>
          </table:table-cell>
          <table:table-cell office:value-type="string" calcext:value-type="string">
            <text:p>],</text:p>
          </table:table-cell>
          <table:table-cell table:formula="of:=[.A27]&amp;[.B27]&amp;[.C27]&amp;[.D27]&amp;[.E27]&amp;[.F27]&amp;[.G27]" office:value-type="string" office:string-value="[&quot;&lt;a href=\&quot;https://www.theregister.co.uk/2015/08/11/geeks_guide_new_lanark/\&quot;&gt;Get thee behind me, Satanic mills! Robert Owen's Scottish legacy&lt;/a&gt;&quot;,55.662591,-3.780315]," calcext:value-type="string">
            <text:p>["&lt;a href=\"https://www.theregister.co.uk/2015/08/11/geeks_guide_new_lanark/\"&gt;Get thee behind me, Satanic mills! Robert Owen's Scottish legacy&lt;/a&gt;",55.662591,-3.780315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5/08/21/geeks_guide_to_britain_center_for_alternative_technology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Rock reboot and the Welsh windy wonder: Centre for Alternative Technology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2.622800,-3.842500</text:p>
          </table:table-cell>
          <table:table-cell office:value-type="string" calcext:value-type="string">
            <text:p>],</text:p>
          </table:table-cell>
          <table:table-cell table:formula="of:=[.A28]&amp;[.B28]&amp;[.C28]&amp;[.D28]&amp;[.E28]&amp;[.F28]&amp;[.G28]" office:value-type="string" office:string-value="[&quot;&lt;a href=\&quot;https://www.theregister.co.uk/2015/08/21/geeks_guide_to_britain_center_for_alternative_technology/\&quot;&gt;Rock reboot and the Welsh windy wonder: Centre for Alternative Technology&lt;/a&gt;&quot;,52.622800,-3.842500]," calcext:value-type="string">
            <text:p>["&lt;a href=\"https://www.theregister.co.uk/2015/08/21/geeks_guide_to_britain_center_for_alternative_technology/\"&gt;Rock reboot and the Welsh windy wonder: Centre for Alternative Technology&lt;/a&gt;",52.622800,-3.842500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5/09/27/gordan_welchman_bletchley_park_remembers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Bletchley Park remembers 'forgotten genius' Gordon Welchman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1.997659,-0.742875</text:p>
          </table:table-cell>
          <table:table-cell office:value-type="string" calcext:value-type="string">
            <text:p>],</text:p>
          </table:table-cell>
          <table:table-cell table:formula="of:=[.A29]&amp;[.B29]&amp;[.C29]&amp;[.D29]&amp;[.E29]&amp;[.F29]&amp;[.G29]" office:value-type="string" office:string-value="[&quot;&lt;a href=\&quot;https://www.theregister.co.uk/2015/09/27/gordan_welchman_bletchley_park_remembers/\&quot;&gt;Bletchley Park remembers 'forgotten genius' Gordon Welchman&lt;/a&gt;&quot;,51.997659,-0.742875]," calcext:value-type="string">
            <text:p>["&lt;a href=\"https://www.theregister.co.uk/2015/09/27/gordan_welchman_bletchley_park_remembers/\"&gt;Bletchley Park remembers 'forgotten genius' Gordon Welchman&lt;/a&gt;",51.997659,-0.742875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6/01/26/geeks_guide_dounreay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Come on kids, let's go play in the abandoned nuclear power station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8.594872,-3.520245</text:p>
          </table:table-cell>
          <table:table-cell office:value-type="string" calcext:value-type="string">
            <text:p>],</text:p>
          </table:table-cell>
          <table:table-cell table:formula="of:=[.A30]&amp;[.B30]&amp;[.C30]&amp;[.D30]&amp;[.E30]&amp;[.F30]&amp;[.G30]" office:value-type="string" office:string-value="[&quot;&lt;a href=\&quot;https://www.theregister.co.uk/2016/01/26/geeks_guide_dounreay/\&quot;&gt;Come on kids, let's go play in the abandoned nuclear power station&lt;/a&gt;&quot;,58.594872,-3.520245]," calcext:value-type="string">
            <text:p>["&lt;a href=\"https://www.theregister.co.uk/2016/01/26/geeks_guide_dounreay/\"&gt;Come on kids, let's go play in the abandoned nuclear power station&lt;/a&gt;",58.594872,-3.520245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6/02/12/geeks_guide_to_britain_mullard_radio_astronomy_observatory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The field at the centre of the universe: Cambridge's outdoor pulsar pusher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2.167278,0.032480</text:p>
          </table:table-cell>
          <table:table-cell office:value-type="string" calcext:value-type="string">
            <text:p>],</text:p>
          </table:table-cell>
          <table:table-cell table:formula="of:=[.A31]&amp;[.B31]&amp;[.C31]&amp;[.D31]&amp;[.E31]&amp;[.F31]&amp;[.G31]" office:value-type="string" office:string-value="[&quot;&lt;a href=\&quot;https://www.theregister.co.uk/2016/02/12/geeks_guide_to_britain_mullard_radio_astronomy_observatory/\&quot;&gt;The field at the centre of the universe: Cambridge's outdoor pulsar pusher&lt;/a&gt;&quot;,52.167278,0.032480]," calcext:value-type="string">
            <text:p>["&lt;a href=\"https://www.theregister.co.uk/2016/02/12/geeks_guide_to_britain_mullard_radio_astronomy_observatory/\"&gt;The field at the centre of the universe: Cambridge's outdoor pulsar pusher&lt;/a&gt;",52.167278,0.032480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6/05/16/geeks_guide_electric_mountain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Inside Electric Mountain: Britain's biggest rechargeable battery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3.118500,-4.121700</text:p>
          </table:table-cell>
          <table:table-cell office:value-type="string" calcext:value-type="string">
            <text:p>],</text:p>
          </table:table-cell>
          <table:table-cell table:formula="of:=[.A32]&amp;[.B32]&amp;[.C32]&amp;[.D32]&amp;[.E32]&amp;[.F32]&amp;[.G32]" office:value-type="string" office:string-value="[&quot;&lt;a href=\&quot;https://www.theregister.co.uk/2016/05/16/geeks_guide_electric_mountain/\&quot;&gt;Inside Electric Mountain: Britain's biggest rechargeable battery&lt;/a&gt;&quot;,53.118500,-4.121700]," calcext:value-type="string">
            <text:p>["&lt;a href=\"https://www.theregister.co.uk/2016/05/16/geeks_guide_electric_mountain/\"&gt;Inside Electric Mountain: Britain's biggest rechargeable battery&lt;/a&gt;",53.118500,-4.121700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6/09/26/geeks_guide_to_britain_walking_tour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Turing, Hauser, Sinclair – haunt computing's Cambridge A-team stamping ground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2.204300,0.117400</text:p>
          </table:table-cell>
          <table:table-cell office:value-type="string" calcext:value-type="string">
            <text:p>],</text:p>
          </table:table-cell>
          <table:table-cell table:formula="of:=[.A33]&amp;[.B33]&amp;[.C33]&amp;[.D33]&amp;[.E33]&amp;[.F33]&amp;[.G33]" office:value-type="string" office:string-value="[&quot;&lt;a href=\&quot;https://www.theregister.co.uk/2016/09/26/geeks_guide_to_britain_walking_tour/\&quot;&gt;Turing, Hauser, Sinclair – haunt computing's Cambridge A-team stamping ground&lt;/a&gt;&quot;,52.204300,0.117400]," calcext:value-type="string">
            <text:p>["&lt;a href=\"https://www.theregister.co.uk/2016/09/26/geeks_guide_to_britain_walking_tour/\"&gt;Turing, Hauser, Sinclair – haunt computing's Cambridge A-team stamping ground&lt;/a&gt;",52.204300,0.117400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6/07/28/geeks_guide_barton_aqueduct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Avoiding Liverpool was the aim: All aboard the world's ONLY moving aqueduct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3.474726,-2.352154</text:p>
          </table:table-cell>
          <table:table-cell office:value-type="string" calcext:value-type="string">
            <text:p>],</text:p>
          </table:table-cell>
          <table:table-cell table:formula="of:=[.A34]&amp;[.B34]&amp;[.C34]&amp;[.D34]&amp;[.E34]&amp;[.F34]&amp;[.G34]" office:value-type="string" office:string-value="[&quot;&lt;a href=\&quot;https://www.theregister.co.uk/2016/07/28/geeks_guide_barton_aqueduct/\&quot;&gt;Avoiding Liverpool was the aim: All aboard the world's ONLY moving aqueduct&lt;/a&gt;&quot;,53.474726,-2.352154]," calcext:value-type="string">
            <text:p>["&lt;a href=\"https://www.theregister.co.uk/2016/07/28/geeks_guide_barton_aqueduct/\"&gt;Avoiding Liverpool was the aim: All aboard the world's ONLY moving aqueduct&lt;/a&gt;",53.474726,-2.352154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6/12/06/geeks_guide_mail_rail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Going underground: The Royal Mail's great London train squeeze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1.524784,-0.114077</text:p>
          </table:table-cell>
          <table:table-cell office:value-type="string" calcext:value-type="string">
            <text:p>],</text:p>
          </table:table-cell>
          <table:table-cell table:formula="of:=[.A35]&amp;[.B35]&amp;[.C35]&amp;[.D35]&amp;[.E35]&amp;[.F35]&amp;[.G35]" office:value-type="string" office:string-value="[&quot;&lt;a href=\&quot;https://www.theregister.co.uk/2016/12/06/geeks_guide_mail_rail/\&quot;&gt;Going underground: The Royal Mail's great London train squeeze&lt;/a&gt;&quot;,51.524784,-0.114077]," calcext:value-type="string">
            <text:p>["&lt;a href=\"https://www.theregister.co.uk/2016/12/06/geeks_guide_mail_rail/\"&gt;Going underground: The Royal Mail's great London train squeeze&lt;/a&gt;",51.524784,-0.114077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7/04/03/geeks_guide_caledonian_canal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Lochs, rifle stocks and two EPIC sea gates: Thomas Telford's Highland waterway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7.490298,-4.262799</text:p>
          </table:table-cell>
          <table:table-cell office:value-type="string" calcext:value-type="string">
            <text:p>],</text:p>
          </table:table-cell>
          <table:table-cell table:formula="of:=[.A36]&amp;[.B36]&amp;[.C36]&amp;[.D36]&amp;[.E36]&amp;[.F36]&amp;[.G36]" office:value-type="string" office:string-value="[&quot;&lt;a href=\&quot;https://www.theregister.co.uk/2017/04/03/geeks_guide_caledonian_canal/\&quot;&gt;Lochs, rifle stocks and two EPIC sea gates: Thomas Telford's Highland waterway&lt;/a&gt;&quot;,57.490298,-4.262799]," calcext:value-type="string">
            <text:p>["&lt;a href=\"https://www.theregister.co.uk/2017/04/03/geeks_guide_caledonian_canal/\"&gt;Lochs, rifle stocks and two EPIC sea gates: Thomas Telford's Highland waterway&lt;/a&gt;",57.490298,-4.262799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7/04/03/geeks_guide_caledonian_canal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Lochs, rifle stocks and two EPIC sea gates: Thomas Telford's Highland waterway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6.846838,-5.093949</text:p>
          </table:table-cell>
          <table:table-cell office:value-type="string" calcext:value-type="string">
            <text:p>],</text:p>
          </table:table-cell>
          <table:table-cell table:formula="of:=[.A37]&amp;[.B37]&amp;[.C37]&amp;[.D37]&amp;[.E37]&amp;[.F37]&amp;[.G37]" office:value-type="string" office:string-value="[&quot;&lt;a href=\&quot;https://www.theregister.co.uk/2017/04/03/geeks_guide_caledonian_canal/\&quot;&gt;Lochs, rifle stocks and two EPIC sea gates: Thomas Telford's Highland waterway&lt;/a&gt;&quot;,56.846838,-5.093949]," calcext:value-type="string">
            <text:p>["&lt;a href=\"https://www.theregister.co.uk/2017/04/03/geeks_guide_caledonian_canal/\"&gt;Lochs, rifle stocks and two EPIC sea gates: Thomas Telford's Highland waterway&lt;/a&gt;",56.846838,-5.093949],</text:p>
          </table:table-cell>
        </table:table-row>
        <table:table-row table:style-name="ro1">
          <table:table-cell office:value-type="string" calcext:value-type="string">
            <text:p>["&lt;a href=\"</text:p>
          </table:table-cell>
          <table:table-cell office:value-type="string" calcext:value-type="string">
            <text:p>https://www.theregister.co.uk/2017/07/04/geeks_guide_cairngorm_mountain_railway/</text:p>
          </table:table-cell>
          <table:table-cell office:value-type="string" calcext:value-type="string">
            <text:p>\"&gt;</text:p>
          </table:table-cell>
          <table:table-cell office:value-type="string" calcext:value-type="string">
            <text:p>Extreme trainspotting on Britain's highest (and windiest) railway</text:p>
          </table:table-cell>
          <table:table-cell office:value-type="string" calcext:value-type="string">
            <text:p>&lt;/a&gt;",</text:p>
          </table:table-cell>
          <table:table-cell office:value-type="string" calcext:value-type="string">
            <text:p>57.134630,-3.670610</text:p>
          </table:table-cell>
          <table:table-cell office:value-type="string" calcext:value-type="string">
            <text:p>],</text:p>
          </table:table-cell>
          <table:table-cell table:formula="of:=[.A38]&amp;[.B38]&amp;[.C38]&amp;[.D38]&amp;[.E38]&amp;[.F38]&amp;[.G38]" office:value-type="string" office:string-value="[&quot;&lt;a href=\&quot;https://www.theregister.co.uk/2017/07/04/geeks_guide_cairngorm_mountain_railway/\&quot;&gt;Extreme trainspotting on Britain's highest (and windiest) railway&lt;/a&gt;&quot;,57.134630,-3.670610]," calcext:value-type="string">
            <text:p>["&lt;a href=\"https://www.theregister.co.uk/2017/07/04/geeks_guide_cairngorm_mountain_railway/\"&gt;Extreme trainspotting on Britain's highest (and windiest) railway&lt;/a&gt;",57.134630,-3.670610]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8:10:10.3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9:52:43.540000000</meta:creation-date>
    <meta:generator>LibreOffice/5.2.7.2$Windows_X86_64 LibreOffice_project/2b7f1e640c46ceb28adf43ee075a6e8b8439ed10</meta:generator>
    <dc:date>2017-07-11T19:27:26.525000000</dc:date>
    <meta:editing-duration>PT1H47M55S</meta:editing-duration>
    <meta:editing-cycles>23</meta:editing-cycles>
    <meta:document-statistic meta:table-count="1" meta:cell-count="299" meta:object-count="0"/>
  </office:meta>
</office:document-meta>
</file>